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38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479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ackground-color="#c0c0c0"/>
    </style:style>
    <style:style style:name="ce9" style:family="table-cell" style:parent-style-name="Default" style:data-style-name="N2">
      <style:text-properties style:font-name="Arial" style:font-name-asian="Arial1" style:font-name-complex="Tahoma"/>
    </style:style>
    <style:style style:name="ce10" style:family="table-cell" style:parent-style-name="Default">
      <style:table-cell-properties fo:background-color="#c0c0c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7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Console calculator based on Housing profile 1 from Front Design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rigo in default position: Lower left (0,0)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m</text:p>
          </table:table-cell>
          <table:table-cell table:number-columns-repeated="3"/>
          <table:table-cell office:value-type="string">
            <text:p>mm</text:p>
          </table:table-cell>
        </table:table-row>
        <table:table-row table:style-name="ro2">
          <table:table-cell office:value-type="string">
            <text:p>Width of top plate (visible part):</text:p>
          </table:table-cell>
          <table:table-cell table:style-name="ce8" office:value-type="float" office:value="220">
            <text:p>220,00</text:p>
          </table:table-cell>
          <table:table-cell table:number-columns-repeated="2"/>
          <table:table-cell office:value-type="string">
            <text:p>Top plate thickness:</text:p>
          </table:table-cell>
          <table:table-cell table:style-name="ce10" office:value-type="float" office:value="4">
            <text:p>4</text:p>
          </table:table-cell>
        </table:table-row>
        <table:table-row table:style-name="ro2">
          <table:table-cell office:value-type="string">
            <text:p>Height of top plate (visible part, in addition to this comes 2x16mm profiles)</text:p>
          </table:table-cell>
          <table:table-cell table:style-name="ce8" table:formula="of:=295-2*16" office:value-type="float" office:value="263">
            <text:p>263,00</text:p>
          </table:table-cell>
          <table:table-cell table:number-columns-repeated="2"/>
          <table:table-cell office:value-type="string">
            <text:p>Other sides thickness:</text:p>
          </table:table-cell>
          <table:table-cell table:style-name="ce10" office:value-type="float" office:value="2.5">
            <text:p>2,5</text:p>
          </table:table-cell>
        </table:table-row>
        <table:table-row table:style-name="ro2">
          <table:table-cell office:value-type="string">
            <text:p>Height of back side (incl. Housing profiles)</text:p>
          </table:table-cell>
          <table:table-cell table:style-name="ce8" office:value-type="float" office:value="88">
            <text:p>88,00</text:p>
          </table:table-cell>
          <table:table-cell table:number-columns-repeated="2"/>
          <table:table-cell office:value-type="string">
            <text:p>Cavity for holding sides in place, depth</text:p>
          </table:table-cell>
          <table:table-cell table:style-name="ce10" office:value-type="float" office:value="1">
            <text:p>1</text:p>
          </table:table-cell>
        </table:table-row>
        <table:table-row table:style-name="ro2">
          <table:table-cell office:value-type="string">
            <text:p>Height of front side (incl. Housing profiles)</text:p>
          </table:table-cell>
          <table:table-cell table:style-name="ce8" office:value-type="float" office:value="43">
            <text:p>43,00</text:p>
          </table:table-cell>
          <table:table-cell table:number-columns-repeated="2"/>
          <table:table-cell office:value-type="string">
            <text:p>Housing profile cavity height</text:p>
          </table:table-cell>
          <table:table-cell table:style-name="ce10" office:value-type="float" office:value="3">
            <text:p>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uter dimensions:</text:p>
          </table:table-cell>
          <table:table-cell table:number-columns-repeated="5"/>
        </table:table-row>
        <table:table-row table:style-name="ro2">
          <table:table-cell office:value-type="string">
            <text:p>Top total width (with sides)</text:p>
          </table:table-cell>
          <table:table-cell table:formula="of:=[.B5]+2*[.F6]" office:value-type="float" office:value="225">
            <text:p>225,00</text:p>
          </table:table-cell>
          <table:table-cell table:number-columns-repeated="4"/>
        </table:table-row>
        <table:table-row table:style-name="ro2">
          <table:table-cell office:value-type="string">
            <text:p>Top total height (with profiles)</text:p>
          </table:table-cell>
          <table:table-cell table:formula="of:=[.B6]+2*16" office:value-type="float" office:value="295">
            <text:p>295,00</text:p>
          </table:table-cell>
          <table:table-cell table:number-columns-repeated="4"/>
        </table:table-row>
        <table:table-row table:style-name="ro2">
          <table:table-cell office:value-type="string">
            <text:p>Tilt angle</text:p>
          </table:table-cell>
          <table:table-cell table:formula="of:=ATAN(([.B7]-[.B8])/[.B12])/3.14159*180" office:value-type="float" office:value="8.67318137380267">
            <text:p>8,67</text:p>
          </table:table-cell>
          <table:table-cell office:value-type="string">
            <text:p>degree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Perpendicular distance from top plate to bottom at top-plate x coordinate: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X:</text:p>
          </table:table-cell>
          <table:table-cell table:style-name="ce10" table:formula="of:=23+10+1" office:value-type="float" office:value="34">
            <text:p>34</text:p>
          </table:table-cell>
        </table:table-row>
        <table:table-row table:style-name="ro3">
          <table:table-cell table:style-name="ce3" office:value-type="string">
            <text:p>Top Plate</text:p>
          </table:table-cell>
          <table:table-cell table:number-columns-repeated="3"/>
          <table:table-cell office:value-type="string">
            <text:p>Y=</text:p>
          </table:table-cell>
          <table:table-cell table:formula="of:=[.B62]-[.B97]-[.F5]/2-([.F6]/2/COS([.B100]/180*3.14159))-TAN([.B100]/180*3.14159)*([.B57]/2-[.F15])" office:value-type="float" office:value="37.493516748381">
            <text:p>37,49</text:p>
          </table:table-cell>
        </table:table-row>
        <table:table-row table:style-name="ro2">
          <table:table-cell office:value-type="string">
            <text:p>Height</text:p>
          </table:table-cell>
          <table:table-cell table:formula="of:=[.$B$6]+5.9*2" office:value-type="float" office:value="274.8">
            <text:p>274,8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$B$5]+2*[.$F$7]" office:value-type="float" office:value="222">
            <text:p>222,00</text:p>
          </table:table-cell>
          <table:table-cell table:number-columns-repeated="4"/>
        </table:table-row>
        <table:table-row table:style-name="ro2">
          <table:table-cell office:value-type="string">
            <text:p>Cavity, x (both top and bottom) [REVERSE SIDE]</text:p>
          </table:table-cell>
          <table:table-cell table:formula="of:=[.B18]/2" office:value-type="float" office:value="111">
            <text:p>111,00</text:p>
          </table:table-cell>
          <table:table-cell table:number-columns-repeated="4"/>
        </table:table-row>
        <table:table-row table:style-name="ro2">
          <table:table-cell office:value-type="string">
            <text:p>Cavity, bottom, y</text:p>
          </table:table-cell>
          <table:table-cell table:formula="of:=([.$F$8]-([.$F$8]+0.5)/2)" office:value-type="float" office:value="1.25">
            <text:p>1,25</text:p>
          </table:table-cell>
          <table:table-cell table:number-columns-repeated="4"/>
        </table:table-row>
        <table:table-row table:style-name="ro2">
          <table:table-cell office:value-type="string">
            <text:p>Cavity, top, y</text:p>
          </table:table-cell>
          <table:table-cell table:formula="of:=[.B17]-([.$F$8]-([.$F$8]+0.5)/2)" office:value-type="float" office:value="273.55">
            <text:p>273,55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 (reverse side), height</text:p>
          </table:table-cell>
          <table:table-cell table:formula="of:=[.$F$8]+0.5" office:value-type="float" office:value="3.5">
            <text:p>3,5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 (reverse side), width</text:p>
          </table:table-cell>
          <table:table-cell table:formula="of:=[.B18]+3" office:value-type="float" office:value="225">
            <text:p>225,0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$F$5]-1.5" office:value-type="float" office:value="2.5">
            <text:p>2,5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4" office:value-type="string">
            <text:p>Origo related to sides (for aligning things on the side), Y:</text:p>
          </table:table-cell>
          <table:table-cell office:value-type="float" office:value="-10.1">
            <text:p>-10,10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Front Sid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[.$B$8]-2*10.1" office:value-type="float" office:value="22.8">
            <text:p>22,8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$B$5]+2*[.$F$7]" office:value-type="float" office:value="222">
            <text:p>222,00</text:p>
          </table:table-cell>
          <table:table-cell table:number-columns-repeated="4"/>
        </table:table-row>
        <table:table-row table:style-name="ro2">
          <table:table-cell office:value-type="string">
            <text:p>Cavity, x (both top and bottom)</text:p>
          </table:table-cell>
          <table:table-cell table:formula="of:=[.B31]/2" office:value-type="float" office:value="111">
            <text:p>111,00</text:p>
          </table:table-cell>
          <table:table-cell table:number-columns-repeated="4"/>
        </table:table-row>
        <table:table-row table:style-name="ro2">
          <table:table-cell office:value-type="string">
            <text:p>Cavity, bottom, y</text:p>
          </table:table-cell>
          <table:table-cell table:formula="of:=[.$F$8]-([.$F$8]+0.5)/2" office:value-type="float" office:value="1.25">
            <text:p>1,25</text:p>
          </table:table-cell>
          <table:table-cell table:number-columns-repeated="4"/>
        </table:table-row>
        <table:table-row table:style-name="ro2">
          <table:table-cell office:value-type="string">
            <text:p>Cavity, top, y</text:p>
          </table:table-cell>
          <table:table-cell table:formula="of:=[.B30]-([.$F$8]-([.$F$8]+0.5)/2)" office:value-type="float" office:value="21.55">
            <text:p>21,55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height</text:p>
          </table:table-cell>
          <table:table-cell table:formula="of:=[.$F$8]+0.5" office:value-type="float" office:value="3.5">
            <text:p>3,5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width</text:p>
          </table:table-cell>
          <table:table-cell table:formula="of:=[.B31]+3" office:value-type="float" office:value="225">
            <text:p>225,0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$F$6]-1.5" office:value-type="float" office:value="1">
            <text:p>1,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4" office:value-type="string">
            <text:p>Notice that the inwards side is up (the cavities are milled on the front side)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Back Sid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[.$B$7]-2*10.1" office:value-type="float" office:value="67.8">
            <text:p>67,8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$B$5]+2*[.$F$7]" office:value-type="float" office:value="222">
            <text:p>222,00</text:p>
          </table:table-cell>
          <table:table-cell table:number-columns-repeated="4"/>
        </table:table-row>
        <table:table-row table:style-name="ro2">
          <table:table-cell office:value-type="string">
            <text:p>Cavity, x (both top and bottom)</text:p>
          </table:table-cell>
          <table:table-cell table:formula="of:=[.B44]/2" office:value-type="float" office:value="111">
            <text:p>111,00</text:p>
          </table:table-cell>
          <table:table-cell table:number-columns-repeated="4"/>
        </table:table-row>
        <table:table-row table:style-name="ro2">
          <table:table-cell office:value-type="string">
            <text:p>Cavity, bottom, y</text:p>
          </table:table-cell>
          <table:table-cell table:formula="of:=[.$F$8]-([.$F$8]+0.5)/2" office:value-type="float" office:value="1.25">
            <text:p>1,25</text:p>
          </table:table-cell>
          <table:table-cell table:number-columns-repeated="4"/>
        </table:table-row>
        <table:table-row table:style-name="ro2">
          <table:table-cell office:value-type="string">
            <text:p>Cavity, top, y</text:p>
          </table:table-cell>
          <table:table-cell table:formula="of:=[.B43]-([.$F$8]-([.$F$8]+0.5)/2)" office:value-type="float" office:value="66.55">
            <text:p>66,55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height</text:p>
          </table:table-cell>
          <table:table-cell table:formula="of:=[.$F$8]+0.5" office:value-type="float" office:value="3.5">
            <text:p>3,5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width</text:p>
          </table:table-cell>
          <table:table-cell table:formula="of:=[.B44]+3" office:value-type="float" office:value="225">
            <text:p>225,0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$F$6]-1.5" office:value-type="float" office:value="1">
            <text:p>1,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4" office:value-type="string">
            <text:p>Notice that the inwards side is up (the cavities are milled on the front side)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6"/>
        </table:table-row>
        <table:table-row table:style-name="ro3">
          <table:table-cell table:style-name="ce3" office:value-type="string">
            <text:p>Left (+Right mirrored) sid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[.B7]" office:value-type="float" office:value="88">
            <text:p>88,0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B12]" office:value-type="float" office:value="295">
            <text:p>295,00</text:p>
          </table:table-cell>
          <table:table-cell table:number-columns-repeated="4"/>
        </table:table-row>
        <table:table-row table:style-name="ro2">
          <table:table-cell office:value-type="string">
            <text:p>(Place screw holes 5.2 mm from sides in all corners except lower right)</text:p>
          </table:table-cell>
          <table:table-cell table:number-columns-repeated="5"/>
        </table:table-row>
        <table:table-row table:style-name="ro2">
          <table:table-cell office:value-type="string">
            <text:p>Cavities for holding plates, depth:</text:p>
          </table:table-cell>
          <table:table-cell table:formula="of:=[.F7]+0.1" office:value-type="float" office:value="1.1">
            <text:p>1,1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Cavity for top plate, X</text:p>
          </table:table-cell>
          <table:table-cell table:formula="of:=[.B57]/2" office:value-type="float" office:value="147.5">
            <text:p>147,50</text:p>
          </table:table-cell>
          <table:table-cell table:number-columns-repeated="4"/>
        </table:table-row>
        <table:table-row table:style-name="ro2">
          <table:table-cell office:value-type="string">
            <text:p>Cavity for top plate, Y</text:p>
          </table:table-cell>
          <table:table-cell table:formula="of:=[.B56]-[.F5]/2-1-0.05" office:value-type="float" office:value="84.95">
            <text:p>84,95</text:p>
          </table:table-cell>
          <table:table-cell table:number-columns-repeated="4"/>
        </table:table-row>
        <table:table-row table:style-name="ro2">
          <table:table-cell office:value-type="string">
            <text:p>Cavity for top plate, height</text:p>
          </table:table-cell>
          <table:table-cell table:formula="of:=[.F5]+0.1" office:value-type="float" office:value="4.1">
            <text:p>4,10</text:p>
          </table:table-cell>
          <table:table-cell table:number-columns-repeated="4"/>
        </table:table-row>
        <table:table-row table:style-name="ro2">
          <table:table-cell office:value-type="string">
            <text:p>Cavity for top plate, width</text:p>
          </table:table-cell>
          <table:table-cell table:formula="of:=[.B17]+2*2" office:value-type="float" office:value="278.8">
            <text:p>278,8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Cavity for back plate, X</text:p>
          </table:table-cell>
          <table:table-cell table:formula="of:=1+[.F6]/2+0.1/2" office:value-type="float" office:value="2.3">
            <text:p>2,30</text:p>
          </table:table-cell>
          <table:table-cell table:number-columns-repeated="4"/>
        </table:table-row>
        <table:table-row table:style-name="ro2">
          <table:table-cell office:value-type="string">
            <text:p>Cavity for back plate, Y</text:p>
          </table:table-cell>
          <table:table-cell table:formula="of:=[.B56]/2" office:value-type="float" office:value="44">
            <text:p>44,00</text:p>
          </table:table-cell>
          <table:table-cell table:number-columns-repeated="4"/>
        </table:table-row>
        <table:table-row table:style-name="ro2">
          <table:table-cell office:value-type="string">
            <text:p>Cavity for back plate, height</text:p>
          </table:table-cell>
          <table:table-cell table:formula="of:=[.B43]+2*2" office:value-type="float" office:value="71.8">
            <text:p>71,80</text:p>
          </table:table-cell>
          <table:table-cell table:number-columns-repeated="4"/>
        </table:table-row>
        <table:table-row table:style-name="ro2">
          <table:table-cell office:value-type="string">
            <text:p>Cavity for back plate, width</text:p>
          </table:table-cell>
          <table:table-cell table:formula="of:=[.F6]+0.1" office:value-type="float" office:value="2.6">
            <text:p>2,6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Cavity for front plate, X</text:p>
          </table:table-cell>
          <table:table-cell table:style-name="ce9" table:formula="of:=[.B57]-1-[.F6]/2-0.1/2" office:value-type="float" office:value="292.7">
            <text:p>292,70</text:p>
          </table:table-cell>
          <table:table-cell table:number-columns-repeated="4"/>
        </table:table-row>
        <table:table-row table:style-name="ro2">
          <table:table-cell office:value-type="string">
            <text:p>Cavity for front plate, Y</text:p>
          </table:table-cell>
          <table:table-cell table:style-name="ce9" table:formula="of:=[.B56]-[.B73]/2-8" office:value-type="float" office:value="66.6">
            <text:p>66,60</text:p>
          </table:table-cell>
          <table:table-cell table:number-columns-repeated="4"/>
        </table:table-row>
        <table:table-row table:style-name="ro2">
          <table:table-cell office:value-type="string">
            <text:p>Cavity for front plate, height</text:p>
          </table:table-cell>
          <table:table-cell table:formula="of:=[.B30]+2*2" office:value-type="float" office:value="26.8">
            <text:p>26,80</text:p>
          </table:table-cell>
          <table:table-cell table:number-columns-repeated="4"/>
        </table:table-row>
        <table:table-row table:style-name="ro2">
          <table:table-cell office:value-type="string">
            <text:p>Cavity for front plate, width</text:p>
          </table:table-cell>
          <table:table-cell table:formula="of:=[.F6]+0.1" office:value-type="float" office:value="2.6">
            <text:p>2,60</text:p>
          </table:table-cell>
          <table:table-cell table:number-columns-repeated="4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Lower Right screw hole, Y</text:p>
          </table:table-cell>
          <table:table-cell table:formula="of:=[.B56]-[.B8]+5.2" office:value-type="float" office:value="50.2">
            <text:p>50,2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“Cut of” hole, X</text:p>
          </table:table-cell>
          <table:table-cell table:formula="of:=([.B57]-16)/2+16" office:value-type="float" office:value="155.5">
            <text:p>155,50</text:p>
          </table:table-cell>
          <table:table-cell table:number-columns-repeated="4"/>
        </table:table-row>
        <table:table-row table:style-name="ro2">
          <table:table-cell office:value-type="string">
            <text:p>“Cut of” hole, Y</text:p>
          </table:table-cell>
          <table:table-cell table:formula="of:=([.B7]-[.B8])/2-0.75" office:value-type="float" office:value="21.75">
            <text:p>21,75</text:p>
          </table:table-cell>
          <table:table-cell table:number-columns-repeated="4"/>
        </table:table-row>
        <table:table-row table:style-name="ro2">
          <table:table-cell office:value-type="string">
            <text:p>“Cut of” hole width (height = 1mm)</text:p>
          </table:table-cell>
          <table:table-cell table:formula="of:=SQRT(([.B57]-16)^2+([.B7]-[.B8])^2)+2" office:value-type="float" office:value="284.605732425936">
            <text:p>284,61</text:p>
          </table:table-cell>
          <table:table-cell table:number-columns-repeated="4"/>
        </table:table-row>
        <table:table-row table:style-name="ro2">
          <table:table-cell office:value-type="string">
            <text:p>“Cut of” hole angle</text:p>
          </table:table-cell>
          <table:table-cell table:formula="of:=ATAN(([.B7]-[.B8])/([.B57]-16))/3.14159*180" office:value-type="float" office:value="9.16235478483172">
            <text:p>9,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Place a curve slot (inner r=2, width=1, corner=0.5 + rotate and place appropriately) to round the lower right corner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Cavity 1 for bottom plate, X</text:p>
          </table:table-cell>
          <table:table-cell office:value-type="float" office:value="12.25">
            <text:p>12,25</text:p>
          </table:table-cell>
          <table:table-cell table:number-columns-repeated="4"/>
        </table:table-row>
        <table:table-row table:style-name="ro2">
          <table:table-cell office:value-type="string">
            <text:p>Cavity 1 for bottom plate, Y</text:p>
          </table:table-cell>
          <table:table-cell table:formula="of:=1+[.B88]/2" office:value-type="float" office:value="2.3">
            <text:p>2,30</text:p>
          </table:table-cell>
          <table:table-cell table:number-columns-repeated="4"/>
        </table:table-row>
        <table:table-row table:style-name="ro2">
          <table:table-cell office:value-type="string">
            <text:p>Cavity 1 for bottom plate, height</text:p>
          </table:table-cell>
          <table:table-cell table:formula="of:=[.B98]" office:value-type="float" office:value="2.6">
            <text:p>2,60</text:p>
          </table:table-cell>
          <table:table-cell table:number-columns-repeated="4"/>
        </table:table-row>
        <table:table-row table:style-name="ro2">
          <table:table-cell office:value-type="string">
            <text:p>Cavity 1 for bottom plate, width</text:p>
          </table:table-cell>
          <table:table-cell office:value-type="float" office:value="8">
            <text:p>8,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Cavity 2 for bottom plate, X</text:p>
          </table:table-cell>
          <table:table-cell table:formula="of:=[.B57]-(16-[.B94])-[.B94]/2" office:value-type="float" office:value="283">
            <text:p>283,00</text:p>
          </table:table-cell>
          <table:table-cell table:number-columns-repeated="4"/>
        </table:table-row>
        <table:table-row table:style-name="ro2">
          <table:table-cell office:value-type="string">
            <text:p>Cavity 2 for bottom plate, Y</text:p>
          </table:table-cell>
          <table:table-cell table:formula="of:=[.B56]-[.B8]+1+[.B93]/2" office:value-type="float" office:value="47.3">
            <text:p>47,30</text:p>
          </table:table-cell>
          <table:table-cell table:number-columns-repeated="4"/>
        </table:table-row>
        <table:table-row table:style-name="ro2">
          <table:table-cell office:value-type="string">
            <text:p>Cavity 2 for bottom plate, height</text:p>
          </table:table-cell>
          <table:table-cell table:formula="of:=[.B98]" office:value-type="float" office:value="2.6">
            <text:p>2,60</text:p>
          </table:table-cell>
          <table:table-cell table:number-columns-repeated="4"/>
        </table:table-row>
        <table:table-row table:style-name="ro2">
          <table:table-cell office:value-type="string">
            <text:p>Cavity 2 for bottom plate, width</text:p>
          </table:table-cell>
          <table:table-cell office:value-type="float" office:value="8">
            <text:p>8,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Cavity 3 for bottom plate, X</text:p>
          </table:table-cell>
          <table:table-cell table:formula="of:=[.B57]/2" office:value-type="float" office:value="147.5">
            <text:p>147,50</text:p>
          </table:table-cell>
          <table:table-cell table:number-columns-repeated="4"/>
        </table:table-row>
        <table:table-row table:style-name="ro2">
          <table:table-cell office:value-type="string">
            <text:p>Cavity 3 for bottom plate, Y</text:p>
          </table:table-cell>
          <table:table-cell table:style-name="ce9" table:formula="of:=([.B56]-[.B8])/2+1+([.F6]/2/COS([.B100]/180*3.14159))" office:value-type="float" office:value="24.7681655801821">
            <text:p>24,77</text:p>
          </table:table-cell>
          <table:table-cell table:number-columns-repeated="4"/>
        </table:table-row>
        <table:table-row table:style-name="ro2">
          <table:table-cell office:value-type="string">
            <text:p>Cavity 3 for bottom plate, height</text:p>
          </table:table-cell>
          <table:table-cell table:formula="of:=[.F6]+0.1" office:value-type="float" office:value="2.6">
            <text:p>2,60</text:p>
          </table:table-cell>
          <table:table-cell table:number-columns-repeated="4"/>
        </table:table-row>
        <table:table-row table:style-name="ro2">
          <table:table-cell office:value-type="string">
            <text:p>Cavity 3 for bottom plate, width</text:p>
          </table:table-cell>
          <table:table-cell table:formula="of:=SQRT(([.B57]-2*16)^2+([.B7]-[.B8])^2)" office:value-type="float" office:value="266.822038070321">
            <text:p>266,82</text:p>
          </table:table-cell>
          <table:table-cell table:number-columns-repeated="4"/>
        </table:table-row>
        <table:table-row table:style-name="ro2">
          <table:table-cell office:value-type="string">
            <text:p>Cavity 3 for bottom plate, angle</text:p>
          </table:table-cell>
          <table:table-cell table:formula="of:=ATAN(([.B7]-[.B8])/([.B57]-2*16))/3.14159*180" office:value-type="float" office:value="9.70944560931652">
            <text:p>9,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table:style-name="ce5" office:value-type="string">
            <text:p>(Manually adjust the length of the 3 cavities above to meet fully, start with length of cavity 3)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>
            <text:p>Mirror X coordinate for Right side:</text:p>
          </table:table-cell>
          <table:table-cell table:formula="of:=[.B57]/2" office:value-type="float" office:value="147.5">
            <text:p>147,50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Bottom Plate</text:p>
          </table:table-cell>
          <table:table-cell table:number-columns-repeated="5"/>
        </table:table-row>
        <table:table-row table:style-name="ro2">
          <table:table-cell table:style-name="ce6" office:value-type="string">
            <text:p>Looking at insid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=SQRT(([.B57]-2*16)^2+([.B7]-[.B8])^2)+5.9*2" office:value-type="float" office:value="278.622038070321">
            <text:p>278,62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$B$5]+2*[.$F$7]" office:value-type="float" office:value="222">
            <text:p>222,00</text:p>
          </table:table-cell>
          <table:table-cell table:number-columns-repeated="4"/>
        </table:table-row>
        <table:table-row table:style-name="ro2">
          <table:table-cell office:value-type="string">
            <text:p>Cavity, x (both top and bottom)</text:p>
          </table:table-cell>
          <table:table-cell table:formula="of:=[.B109]/2" office:value-type="float" office:value="111">
            <text:p>111,00</text:p>
          </table:table-cell>
          <table:table-cell table:number-columns-repeated="4"/>
        </table:table-row>
        <table:table-row table:style-name="ro2">
          <table:table-cell office:value-type="string">
            <text:p>Cavity, bottom, y</text:p>
          </table:table-cell>
          <table:table-cell table:formula="of:=(6-(6+0.5)/2)" office:value-type="float" office:value="2.75">
            <text:p>2,75</text:p>
          </table:table-cell>
          <table:table-cell table:number-columns-repeated="4"/>
        </table:table-row>
        <table:table-row table:style-name="ro2">
          <table:table-cell office:value-type="string">
            <text:p>Cavity, top, y</text:p>
          </table:table-cell>
          <table:table-cell table:formula="of:=[.B108]-(6-(6+0.5)/2)" office:value-type="float" office:value="275.872038070321">
            <text:p>275,87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$F$6]-1.5" office:value-type="float" office:value="1">
            <text:p>1,0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height</text:p>
          </table:table-cell>
          <table:table-cell table:formula="of:=6+0.5" office:value-type="float" office:value="6.5">
            <text:p>6,5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width</text:p>
          </table:table-cell>
          <table:table-cell table:formula="of:=[.B109]+3" office:value-type="float" office:value="225">
            <text:p>225,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Extra cavities for bending (width 1mm, x as above), bottom y</text:p>
          </table:table-cell>
          <table:table-cell table:formula="of:=6-1/2" office:value-type="float" office:value="5.5">
            <text:p>5,50</text:p>
          </table:table-cell>
          <table:table-cell table:number-columns-repeated="4"/>
        </table:table-row>
        <table:table-row table:style-name="ro2">
          <table:table-cell office:value-type="string">
            <text:p>Extra cavities for bending (width 1mm, x as above), top y</text:p>
          </table:table-cell>
          <table:table-cell table:formula="of:=[.B108]-6+1/2" office:value-type="float" office:value="273.122038070321">
            <text:p>273,12</text:p>
          </table:table-cell>
          <table:table-cell table:number-columns-repeated="4"/>
        </table:table-row>
        <table:table-row table:style-name="ro2">
          <table:table-cell office:value-type="string">
            <text:p>Extra cavities for bending (width 1mm, x as above), depth</text:p>
          </table:table-cell>
          <table:table-cell table:formula="of:=[.F6]-0.75" office:value-type="float" office:value="1.75">
            <text:p>1,75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Accessories</text:p>
          </table:table-cell>
          <table:table-cell table:number-columns-repeated="5"/>
        </table:table-row>
        <table:table-row table:style-name="ro2">
          <table:table-cell office:value-type="string">
            <text:p>Housing profile 1, 4 pcs., length</text:p>
          </table:table-cell>
          <table:table-cell table:formula="of:=[.B5]" office:value-type="float" office:value="220">
            <text:p>220,00</text:p>
          </table:table-cell>
          <table:table-cell table:number-columns-repeated="4"/>
        </table:table-row>
        <table:table-row table:style-name="ro2" table:number-rows-repeated="104845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3">13-08-2012</text:date>, <text:time>01:0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8-02T15:13:49</meta:creation-date>
    <dc:date>2012-08-13T01:04:52</dc:date>
    <meta:editing-duration>PT07H53M05S</meta:editing-duration>
    <meta:editing-cycles>14</meta:editing-cycles>
    <meta:generator>NeoOffice/3.2.1$Unix OpenOffice.org_project/Patch 4</meta:generator>
    <meta:document-statistic meta:table-count="3" meta:cell-count="187" meta:object-count="0"/>
  </office:meta>
</office:document-meta>
</file>